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26mm"/>
    </style:style>
    <style:style style:name="co3" style:family="table-column">
      <style:table-column-properties fo:break-before="auto" style:column-width="37.11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9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17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18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18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QA_Keras" table:style-name="ta1">
        <table:shapes>
          <draw:frame draw:z-index="0" draw:style-name="gr1" draw:text-style-name="P1" svg:width="133.81mm" svg:height="73.84mm" svg:x="255.13mm" svg:y="2.12mm">
            <draw:object draw:notify-on-update-of-ranges="QA_Keras.B2:QA_Keras.B2 QA_Keras.B3:QA_Keras.B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1.34mm" svg:height="78.89mm" svg:x="257.06mm" svg:y="78.24mm">
            <draw:object draw:notify-on-update-of-ranges="QA_Keras.C2:QA_Keras.C2 QA_Keras.C3:QA_Keras.C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ce6"/>
        <table:table-column table:style-name="co1" table:default-cell-style-name="ce7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odel Results (accuracy [%])</text:p>
          </table:table-cell>
          <table:covered-table-cell table:number-columns-repeated="4" table:style-name="ce4"/>
          <table:table-cell/>
          <table:table-cell table:style-name="ce1" office:value-type="string" calcext:value-type="string" table:number-columns-spanned="3" table:number-rows-spanned="1">
            <text:p>Model and Dataset Information</text:p>
          </table:table-cell>
          <table:covered-table-cell table:number-columns-repeated="2" table:style-name="ce4"/>
          <table:table-cell/>
        </table:table-row>
        <table:table-row table:style-name="ro1"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Validation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ing</text:p>
          </table:table-cell>
          <table:table-cell table:style-name="ce2" office:value-type="string" calcext:value-type="string">
            <text:p>Notes</text:p>
          </table:table-cell>
          <table:table-cell/>
          <table:table-cell table:style-name="ce2" office:value-type="string" calcext:value-type="string">
            <text:p>Items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0626566416" calcext:value-type="float">
            <text:p>0.251</text:p>
          </table:table-cell>
          <table:table-cell office:value-type="float" office:value="0.219298245614" calcext:value-type="float">
            <text:p>0.219</text:p>
          </table:table-cell>
          <table:table-cell table:style-name="ce5" office:value-type="string" calcext:value-type="string">
            <text:p>-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Validation</text:p>
          </table:table-cell>
          <table:table-cell table:formula="of:=399*8" office:value-type="float" office:value="3192" calcext:value-type="float">
            <text:p>31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([.B7]-[.B3])/4)+[.B3]" office:value-type="float" office:value="0.806704260652" calcext:value-type="float">
            <text:p>0.807</text:p>
          </table:table-cell>
          <table:table-cell table:formula="of:=(([.$C$7]-[.$C$3])/4)+[.C3]" office:value-type="float" office:value="0.767543859648" calcext:value-type="float">
            <text:p>0.768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Testing</text:p>
          </table:table-cell>
          <table:table-cell table:formula="of:=399*8" office:value-type="float" office:value="3192" calcext:value-type="float">
            <text:p>319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([.B7]-[.B3])/4)+[.B4]" office:value-type="float" office:value="1.362781954888" calcext:value-type="float">
            <text:p>1.363</text:p>
          </table:table-cell>
          <table:table-cell table:formula="of:=(([.$C$7]-[.$C$3])/4)+[.C4]" office:value-type="float" office:value="1.315789473682" calcext:value-type="float">
            <text:p>1.316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Training</text:p>
          </table:table-cell>
          <table:table-cell office:value-type="float" office:value="41657" calcext:value-type="float">
            <text:p>4165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([.B7]-[.B3])/4)+[.B5]" office:value-type="float" office:value="1.918859649124" calcext:value-type="float">
            <text:p>1.919</text:p>
          </table:table-cell>
          <table:table-cell table:formula="of:=(([.$C$7]-[.$C$3])/4)+[.C5]" office:value-type="float" office:value="1.864035087716" calcext:value-type="float">
            <text:p>1.864</text:p>
          </table:table-cell>
          <table:table-cell table:style-name="ce5" office:value-type="string" calcext:value-type="string">
            <text:p>-</text:p>
          </table:table-cell>
          <table:table-cell table:number-columns-repeated="2"/>
          <table:table-cell table:style-name="ce9" table:number-columns-repeated="2"/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7493734336" calcext:value-type="float">
            <text:p>2.475</text:p>
          </table:table-cell>
          <table:table-cell office:value-type="float" office:value="2.41228070175" calcext:value-type="float">
            <text:p>2.412</text:p>
          </table:table-cell>
          <table:table-cell table:style-name="ce5" office:value-type="string" calcext:value-type="string">
            <text:p>-</text:p>
          </table:table-cell>
          <table:table-cell office:value-type="float" office:value="57" calcext:value-type="float">
            <text:p>57.0</text:p>
          </table:table-cell>
          <table:table-cell/>
          <table:table-cell table:style-name="ce2" office:value-type="string" calcext:value-type="string">
            <text:p>Model Parameters</text:p>
          </table:table-cell>
          <table:table-cell table:style-name="ce2" office:value-type="string" calcext:value-type="string">
            <text:p>Values</text:p>
          </table:table-cell>
          <table:table-cell table:style-name="ce2"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B9]+[.B7])/2" office:value-type="float" office:value="3.60275689223" calcext:value-type="float">
            <text:p>3.603</text:p>
          </table:table-cell>
          <table:table-cell table:formula="of:=([.C9]+[.C7])/2" office:value-type="float" office:value="3.555740350875" calcext:value-type="float">
            <text:p>3.556</text:p>
          </table:table-cell>
          <table:table-cell table:number-columns-repeated="3"/>
          <table:table-cell office:value-type="string" calcext:value-type="string">
            <text:p>batch siz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.Small?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305764411" calcext:value-type="float">
            <text:p>4.731</text:p>
          </table:table-cell>
          <table:table-cell office:value-type="float" office:value="4.6992" calcext:value-type="float">
            <text:p>4.699</text:p>
          </table:table-cell>
          <table:table-cell/>
          <table:table-cell table:formula="of:=11.5*7" office:value-type="float" office:value="80.5" calcext:value-type="float">
            <text:p>80.5</text:p>
          </table:table-cell>
          <table:table-cell/>
          <table:table-cell office:value-type="string" calcext:value-type="string">
            <text:p>context array size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question array siz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V.large?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Embedding layer size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Bi-LSTM siz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igger?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L2 regularisation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Learning Rate </text:p>
          </table:table-cell>
          <table:table-cell office:value-type="float" office:value="0.00005" calcext:value-type="float">
            <text:p>0.00005</text:p>
          </table:table-cell>
          <table:table-cell office:value-type="string" calcext:value-type="string">
            <text:p>T.Small?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Optimizer</text:p>
          </table:table-cell>
          <table:table-cell office:value-type="string" calcext:value-type="string">
            <text:p>RMSProp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Loss Function</text:p>
          </table:table-cell>
          <table:table-cell office:value-type="string" calcext:value-type="string">
            <text:p>Categorical Cross Entropy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  <table:table-cell table:style-name="Default" table:number-columns-repeated="3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  <table:table-cell table:style-name="ce2" office:value-type="string" calcext:value-type="string">
            <text:p>Dataset Features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  <table:table-cell office:value-type="string" calcext:value-type="string">
            <text:p>n. entities</text:p>
          </table:table-cell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dataset</text:p>
          </table:table-cell>
          <table:table-cell office:value-type="string" calcext:value-type="string">
            <text:p>cnn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Dataset name</text:p>
          </table:table-cell>
          <table:table-cell office:value-type="string" calcext:value-type="string">
            <text:p>rc-data (Deepmind)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  <table:table-cell table:style-name="Default" table:number-columns-repeated="3"/>
          <table:table-cell/>
        </table:table-row>
        <table:table-row table:style-name="ro1" table:number-rows-repeated="5">
          <table:table-cell table:style-name="Default" table:number-columns-repeated="4"/>
          <table:table-cell table:style-name="ce8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efault" table:formula="of:=(([.B7]-[.B3])/4)" office:value-type="float" office:value="0.556077694236" calcext:value-type="float">
            <text:p>0.5560776942</text:p>
          </table:table-cell>
          <table:table-cell table:style-name="Default" table:formula="of:=[.B28]*2" office:value-type="float" office:value="1.112155388472" calcext:value-type="float">
            <text:p>1.1121553885</text:p>
          </table:table-cell>
          <table:table-cell table:style-name="Default" office:value-type="float" office:value="4.731" calcext:value-type="float">
            <text:p>4.731</text:p>
          </table:table-cell>
          <table:table-cell table:style-name="ce8"/>
          <table:table-cell/>
          <table:table-cell table:style-name="ce9" table:number-columns-repeated="2"/>
          <table:table-cell table:style-name="Default"/>
          <table:table-cell/>
        </table:table-row>
        <table:table-row table:style-name="ro1">
          <table:table-cell table:style-name="Default"/>
          <table:table-cell table:style-name="Default" office:value-type="float" office:value="149" calcext:value-type="float">
            <text:p>149</text:p>
          </table:table-cell>
          <table:table-cell table:style-name="Default" table:formula="of:=[.C31]*[.B30]" office:value-type="float" office:value="151.01352" calcext:value-type="float">
            <text:p>151.01352</text:p>
          </table:table-cell>
          <table:table-cell table:style-name="Default"/>
          <table:table-cell table:style-name="ce8"/>
          <table:table-cell/>
          <table:table-cell table:style-name="ce9" table:number-columns-repeated="2"/>
          <table:table-cell table:style-name="Default"/>
          <table:table-cell/>
        </table:table-row>
        <table:table-row table:style-name="ro1">
          <table:table-cell table:style-name="Default"/>
          <table:table-cell table:style-name="Default" table:formula="of:=8*399" office:value-type="float" office:value="3192" calcext:value-type="float">
            <text:p>3192</text:p>
          </table:table-cell>
          <table:table-cell table:style-name="Default" table:number-columns-repeated="3"/>
          <table:table-cell/>
          <table:table-cell table:style-name="ce9" table:number-columns-repeated="2"/>
          <table:table-cell table:style-name="Default"/>
          <table:table-cell/>
        </table:table-row>
        <table:table-row table:style-name="ro1">
          <table:table-cell table:style-name="Default"/>
          <table:table-cell table:style-name="Default" table:formula="of:=[.B29]/[.B30]" office:value-type="float" office:value="0.0466791979949875" calcext:value-type="float">
            <text:p>0.046679198</text:p>
          </table:table-cell>
          <table:table-cell table:style-name="Default" table:formula="of:=[.D28]/100" office:value-type="float" office:value="0.04731" calcext:value-type="float">
            <text:p>0.04731</text:p>
          </table:table-cell>
          <table:table-cell table:style-name="Default" table:number-columns-repeated="2"/>
          <table:table-cell/>
          <table:table-cell table:style-name="ce9"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18:15:57.339302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09:36:37.852166068</meta:creation-date>
    <dc:date>2016-04-06T11:37:54.008168923</dc:date>
    <meta:editing-duration>P1DT17H36M19S</meta:editing-duration>
    <meta:editing-cycles>15</meta:editing-cycles>
    <meta:generator>LibreOffice/4.4.6.3$Linux_X86_64 LibreOffice_project/40m0$Build-3</meta:generator>
    <meta:document-statistic meta:table-count="1" meta:cell-count="1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82cm" svg:height="7.385cm" xlink:href=".." xlink:type="simple" chart:class="chart:bar" chart:style-name="ch1">
        <chart:title svg:x="4.676cm" svg:y="0.283cm" chart:style-name="ch2">
          <text:p>Validation Accuracy</text:p>
        </chart:title>
        <chart:plot-area chart:style-name="ch3" table:cell-range-address="QA_Keras.B2:QA_Keras.B9" chart:data-source-has-labels="row" svg:x="1.278cm" svg:y="1.235cm" svg:width="11.837cm" svg:height="5.022cm">
          <chartooo:coordinate-region svg:x="2.376cm" svg:y="1.434cm" svg:width="10.739cm" svg:height="4.176cm"/>
          <chart:axis chart:dimension="x" chart:name="primary-x" chart:style-name="ch4">
            <chart:title svg:x="6.676cm" svg:y="6.404cm" chart:style-name="ch5">
              <text:p>Epoch</text:p>
            </chart:title>
          </chart:axis>
          <chart:axis chart:dimension="y" chart:name="primary-y" chart:style-name="ch6">
            <chart:title svg:x="0.451cm" svg:y="4.65cm" chart:style-name="ch7">
              <text:p>Percent (%)</text:p>
            </chart:title>
            <chart:grid chart:style-name="ch8" chart:class="major"/>
          </chart:axis>
          <chart:series chart:style-name="ch9" chart:values-cell-range-address="QA_Keras.B3:QA_Keras.B9" chart:label-cell-address="QA_Keras.B2:QA_Keras.B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idation</text:p>
                <draw:g>
                  <svg:desc>QA_Keras.B2:QA_Keras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0626566416">
                <text:p>0.250626566416</text:p>
                <draw:g>
                  <svg:desc>QA_Keras.B3:QA_Keras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06704260652">
                <text:p>0.806704260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62781954888">
                <text:p>1.362781954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18859649124">
                <text:p>1.918859649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7493734336">
                <text:p>2.47493734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0275689223">
                <text:p>3.60275689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305764411">
                <text:p>4.73057644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35cm" svg:height="7.89cm" xlink:href=".." xlink:type="simple" chart:class="chart:bar" chart:style-name="ch1">
        <chart:title svg:x="5.081cm" svg:y="0.293cm" chart:style-name="ch2">
          <text:p>Test Accuracy</text:p>
        </chart:title>
        <chart:plot-area chart:style-name="ch3" table:cell-range-address="QA_Keras.C2:QA_Keras.C9" chart:data-source-has-labels="row" svg:x="1.273cm" svg:y="1.255cm" svg:width="11.6cm" svg:height="5.497cm">
          <chartooo:coordinate-region svg:x="2.371cm" svg:y="1.454cm" svg:width="10.502cm" svg:height="4.651cm"/>
          <chart:axis chart:dimension="x" chart:name="primary-x" chart:style-name="ch4">
            <chart:title svg:x="6.553cm" svg:y="6.909cm" chart:style-name="ch5">
              <text:p>Epoch</text:p>
            </chart:title>
          </chart:axis>
          <chart:axis chart:dimension="y" chart:name="primary-y" chart:style-name="ch6">
            <chart:title svg:x="0.451cm" svg:y="4.907cm" chart:style-name="ch7">
              <text:p>Percent (%)</text:p>
            </chart:title>
            <chart:grid chart:style-name="ch8" chart:class="major"/>
          </chart:axis>
          <chart:series chart:style-name="ch9" chart:values-cell-range-address="QA_Keras.C3:QA_Keras.C9" chart:label-cell-address="QA_Keras.C2:QA_Keras.C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</text:p>
                <draw:g>
                  <svg:desc>QA_Keras.C2:QA_Kera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9298245614">
                <text:p>0.219298245614</text:p>
                <draw:g>
                  <svg:desc>QA_Keras.C3:QA_Keras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7543859648">
                <text:p>0.767543859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15789473682">
                <text:p>1.3157894736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64035087716">
                <text:p>1.864035087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1228070175">
                <text:p>2.412280701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55740350875">
                <text:p>3.555740350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992">
                <text:p>4.69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